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28cm" svg:stroke-color="#333333" draw:marker-start-width="0.242cm" draw:marker-end-width="0.242cm" draw:fill-color="#808080" draw:textarea-horizontal-align="justify" draw:textarea-vertical-align="middle" draw:auto-grow-height="false" fo:min-height="1.108cm" fo:min-width="0.858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3465a4" draw:fill-color="#ff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3465a4" draw:fill-color="#00a93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width="0.028cm" svg:stroke-color="#333333" draw:marker-start-width="0.242cm" draw:marker-end-width="0.242cm" draw:fill-color="#b2b2b2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333333" draw:marker-start-width="0.242cm" draw:marker-end-width="0.242cm" draw:fill-color="#b2b2b2" draw:textarea-horizontal-align="justify" draw:textarea-vertical-align="middle" draw:auto-grow-height="false" fo:min-height="0.084cm" fo:min-width="0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3465a4" draw:fill-color="#333333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35cm" svg:stroke-color="#3333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96cm" svg:height="1.96cm" svg:x="0.022cm" svg:y="0.0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draw:custom-shape draw:style-name="gr2" draw:text-style-name="P2" draw:layer="layout" svg:width="0.1cm" svg:height="0.1cm" svg:x="0.749cm" svg:y="0.80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3" draw:layer="layout" svg:width="0.1cm" svg:height="0.1cm" svg:x="0.947cm" svg:y="0.79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2" draw:layer="layout" svg:width="0.1cm" svg:height="0.1cm" svg:x="1.149cm" svg:y="0.78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ircle draw:style-name="gr4" draw:text-style-name="P4" draw:layer="layout" svg:width="0.7cm" svg:height="0.7cm" svg:x="0.651cm" svg:y="0.009cm" draw:kind="cut" draw:start-angle="141.06" draw:end-angle="38.61">
            <text:p/>
          </draw:circle>
          <draw:g>
            <draw:custom-shape draw:style-name="gr5" draw:text-style-name="P4" draw:layer="layout" svg:width="0.4cm" svg:height="0.4cm" svg:x="0.8cm" svg:y="1.40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5" draw:layer="layout" svg:width="0.05cm" svg:height="0.05cm" svg:x="0.844cm" svg:y="1.45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5" draw:layer="layout" svg:width="0.05cm" svg:height="0.05cm" svg:x="1.095cm" svg:y="1.45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5" draw:layer="layout" svg:width="0.05cm" svg:height="0.05cm" svg:x="1.101cm" svg:y="1.70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5" draw:layer="layout" svg:width="0.05cm" svg:height="0.05cm" svg:x="0.85cm" svg:y="1.69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line draw:style-name="gr7" draw:text-style-name="P6" draw:layer="layout" svg:x1="0.25cm" svg:y1="1.3cm" svg:x2="0.75cm" svg:y2="1.3cm">
              <text:p/>
            </draw:line>
            <draw:line draw:style-name="gr7" draw:text-style-name="P6" draw:layer="layout" svg:x1="0.25cm" svg:y1="1.2cm" svg:x2="0.75cm" svg:y2="1.2cm">
              <text:p/>
            </draw:line>
            <draw:line draw:style-name="gr7" draw:text-style-name="P6" draw:layer="layout" svg:x1="0.25cm" svg:y1="1.1cm" svg:x2="0.75cm" svg:y2="1.1cm">
              <text:p/>
            </draw:line>
            <draw:line draw:style-name="gr7" draw:text-style-name="P6" draw:layer="layout" svg:x1="0.25cm" svg:y1="1cm" svg:x2="0.75cm" svg:y2="1cm">
              <text:p/>
            </draw:line>
            <draw:line draw:style-name="gr7" draw:text-style-name="P6" draw:layer="layout" svg:x1="1.25cm" svg:y1="1.3cm" svg:x2="1.75cm" svg:y2="1.3cm">
              <text:p/>
            </draw:line>
            <draw:line draw:style-name="gr7" draw:text-style-name="P6" draw:layer="layout" svg:x1="1.25cm" svg:y1="1.2cm" svg:x2="1.75cm" svg:y2="1.2cm">
              <text:p/>
            </draw:line>
            <draw:line draw:style-name="gr7" draw:text-style-name="P6" draw:layer="layout" svg:x1="1.25cm" svg:y1="1.1cm" svg:x2="1.75cm" svg:y2="1.1cm">
              <text:p/>
            </draw:line>
            <draw:line draw:style-name="gr7" draw:text-style-name="P6" draw:layer="layout" svg:x1="1.25cm" svg:y1="1cm" svg:x2="1.75cm" svg:y2="1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20:37:57.946908539</meta:creation-date>
    <dc:date>2021-04-15T23:24:05.040270164</dc:date>
    <meta:editing-duration>PT38M7S</meta:editing-duration>
    <meta:editing-cycles>20</meta:editing-cycles>
    <meta:generator>LibreOffice/6.4.6.2$Linux_X86_64 LibreOffice_project/40$Build-2</meta:generator>
    <meta:document-statistic meta:object-count="22"/>
  </office:meta>
</office:document-meta>
</file>